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6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2.193cm"/>
    </style:style>
    <style:style style:name="co9" style:family="table-column">
      <style:table-column-properties fo:break-before="auto" style:column-width="2.074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828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7.389cm"/>
    </style:style>
    <style:style style:name="co23" style:family="table-column">
      <style:table-column-properties fo:break-before="auto" style:column-width="4.91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6.735cm"/>
    </style:style>
    <style:style style:name="co26" style:family="table-column">
      <style:table-column-properties fo:break-before="auto" style:column-width="11.88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Objecten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Objecten.D3">
          <table:error-message table:message-type="stop" table:display="true"/>
        </table:content-validation>
      </table:content-validations>
      <table:table table:name="Object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96" calcext:value-type="float">
            <text:p>42001196</text:p>
          </table:table-cell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8" calcext:value-type="float">
            <text:p>4200113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G3</text:p>
          </table:table-cell>
          <table:table-cell table:content-validation-name="val1"/>
          <table:table-cell/>
          <table:table-cell office:value-type="float" office:value="42001133" calcext:value-type="float">
            <text:p>4200113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3</text:p>
          </table:table-cell>
          <table:table-cell office:value-type="string" calcext:value-type="string">
            <text:p>Apple Powerbook G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Powerbook G4</text:p>
          </table:table-cell>
          <table:table-cell table:content-validation-name="val1"/>
          <table:table-cell/>
          <table:table-cell office:value-type="float" office:value="42001132" calcext:value-type="float">
            <text:p>4200113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4</text:p>
          </table:table-cell>
          <table:table-cell office:value-type="string" calcext:value-type="string">
            <text:p>Apple Powerbook G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94" calcext:value-type="float">
            <text:p>4200119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31" calcext:value-type="float">
            <text:p>42001131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 office:value-type="string" calcext:value-type="string">
            <text:p>1852ME4F0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16 / 732</text:p>
          </table:table-cell>
          <table:table-cell table:content-validation-name="val1"/>
          <table:table-cell/>
          <table:table-cell office:value-type="float" office:value="42001448" calcext:value-type="float">
            <text:p>4200144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716 / 732</text:p>
          </table:table-cell>
          <table:table-cell/>
          <table:table-cell office:value-type="float" office:value="3106030339" calcext:value-type="float">
            <text:p>3106030339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247" calcext:value-type="float">
            <text:p>4200124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1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274" calcext:value-type="float">
            <text:p>4200127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XO2</text:p>
          </table:table-cell>
          <table:table-cell table:content-validation-name="val1"/>
          <table:table-cell/>
          <table:table-cell office:value-type="float" office:value="42001199" calcext:value-type="float">
            <text:p>420011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XO2</text:p>
          </table:table-cell>
          <table:table-cell office:value-type="string" calcext:value-type="string">
            <text:p>Digital RXO2</text:p>
          </table:table-cell>
          <table:table-cell office:value-type="string" calcext:value-type="string">
            <text:p>WF67336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/>
          <table:table-cell office:value-type="float" office:value="42001171" calcext:value-type="float">
            <text:p>4200117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2201 Flexowriter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9" calcext:value-type="float">
            <text:p>42001139</text:p>
          </table:table-cell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Compaq nx9010</text:p>
          </table:table-cell>
          <table:table-cell table:content-validation-name="val1"/>
          <table:table-cell/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Compaq nx9010</text:p>
          </table:table-cell>
          <table:table-cell office:value-type="string" calcext:value-type="string">
            <text:p>HP Compaq nx9010</text:p>
          </table:table-cell>
          <table:table-cell table:style-name="ce2" office:value-type="string" calcext:value-type="string">
            <text:p>CNF4320XP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2133</text:p>
          </table:table-cell>
          <table:table-cell table:content-validation-name="val1"/>
          <table:table-cell/>
          <table:table-cell office:value-type="float" office:value="42001290" calcext:value-type="float">
            <text:p>42001290</text:p>
          </table:table-cell>
          <table:table-cell office:value-type="string" calcext:value-type="string">
            <text:p>HP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HP 2133</text:p>
          </table:table-cell>
          <table:table-cell office:value-type="string" calcext:value-type="string">
            <text:p>CNU9030FD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Netbo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97" calcext:value-type="float">
            <text:p>42001197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76A</text:p>
          </table:table-cell>
          <table:table-cell table:content-validation-name="val1"/>
          <table:table-cell/>
          <table:table-cell office:value-type="float" office:value="42001155" calcext:value-type="float">
            <text:p>42001155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876A</text:p>
          </table:table-cell>
          <table:table-cell office:value-type="string" calcext:value-type="string">
            <text:p>HP 897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InfoWindow II</text:p>
          </table:table-cell>
          <table:table-cell table:content-validation-name="val1"/>
          <table:table-cell/>
          <table:table-cell office:value-type="float" office:value="42001157" calcext:value-type="float">
            <text:p>4200115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oWindow II</text:p>
          </table:table-cell>
          <table:table-cell office:value-type="string" calcext:value-type="string">
            <text:p>IBM InfoWindow II</text:p>
          </table:table-cell>
          <table:table-cell office:value-type="string" calcext:value-type="string">
            <text:p>55BA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T-XT-20</text:p>
          </table:table-cell>
          <table:table-cell table:content-validation-name="val1"/>
          <table:table-cell/>
          <table:table-cell office:value-type="float" office:value="42001135" calcext:value-type="float">
            <text:p>42001135</text:p>
          </table:table-cell>
          <table:table-cell office:value-type="string" calcext:value-type="string">
            <text:p>Olivetti</text:p>
          </table:table-cell>
          <table:table-cell office:value-type="string" calcext:value-type="string">
            <text:p>PT-XT-20</text:p>
          </table:table-cell>
          <table:table-cell/>
          <table:table-cell office:value-type="float" office:value="74074" calcext:value-type="float">
            <text:p>740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172" calcext:value-type="float">
            <text:p>42001172</text:p>
          </table:table-cell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hilips TV TUNER 7300</text:p>
          </table:table-cell>
          <table:table-cell table:content-validation-name="val1"/>
          <table:table-cell/>
          <table:table-cell office:value-type="float" office:value="42001145" calcext:value-type="float">
            <text:p>42001145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AV7300/00G</text:p>
          </table:table-cell>
          <table:table-cell office:value-type="string" calcext:value-type="string">
            <text:p>Philips TV TUNER 7300</text:p>
          </table:table-cell>
          <table:table-cell office:value-type="string" calcext:value-type="string">
            <text:p>TY-028150222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v Tun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HC Range Starter Kit</text:p>
          </table:table-cell>
          <table:table-cell table:content-validation-name="val1"/>
          <table:table-cell/>
          <table:table-cell office:value-type="float" office:value="42001154" calcext:value-type="float">
            <text:p>42001154</text:p>
          </table:table-cell>
          <table:table-cell office:value-type="string" calcext:value-type="string">
            <text:p>Psion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OA-75</text:p>
          </table:table-cell>
          <table:table-cell table:content-validation-name="val1"/>
          <table:table-cell/>
          <table:table-cell office:value-type="float" office:value="42001130" calcext:value-type="float">
            <text:p>4200113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OA-75</text:p>
          </table:table-cell>
          <table:table-cell office:value-type="string" calcext:value-type="string">
            <text:p>Sharp OA-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Newton</text:p>
          </table:table-cell>
          <table:table-cell table:content-validation-name="val1"/>
          <table:table-cell/>
          <table:table-cell office:value-type="float" office:value="42001200" calcext:value-type="float">
            <text:p>42001200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iemens Newt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h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278" calcext:value-type="float">
            <text:p>4200127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C10 Camera</text:p>
          </table:table-cell>
          <table:table-cell table:content-validation-name="val1"/>
          <table:table-cell/>
          <table:table-cell table:style-name="ce2" office:value-type="string" calcext:value-type="string">
            <text:p>42001275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C10 Camera</text:p>
          </table:table-cell>
          <table:table-cell office:value-type="string" calcext:value-type="string">
            <text:p>Tektronix C10 Camera</text:p>
          </table:table-cell>
          <table:table-cell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1" calcext:value-type="float">
            <text:p>4200115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3" calcext:value-type="float">
            <text:p>4200115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shiba Satellite 210CS/1.3</text:p>
          </table:table-cell>
          <table:table-cell table:content-validation-name="val1"/>
          <table:table-cell/>
          <table:table-cell office:value-type="float" office:value="42001279" calcext:value-type="float">
            <text:p>42001279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atellite 210CS</text:p>
          </table:table-cell>
          <table:table-cell office:value-type="string" calcext:value-type="string">
            <text:p>Toshiba Satellite 210CS</text:p>
          </table:table-cell>
          <table:table-cell office:value-type="float" office:value="3713360" calcext:value-type="float">
            <text:p>3713360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 MultiSpin 3Xp plus</text:p>
          </table:table-cell>
          <table:table-cell table:content-validation-name="val1"/>
          <table:table-cell/>
          <table:table-cell office:value-type="float" office:value="42001136" calcext:value-type="float">
            <text:p>42001136</text:p>
          </table:table-cell>
          <table:table-cell office:value-type="string" calcext:value-type="string">
            <text:p>NEC</text:p>
          </table:table-cell>
          <table:table-cell/>
          <table:table-cell office:value-type="string" calcext:value-type="string">
            <text:p>MultiSpin 3Xp plus</text:p>
          </table:table-cell>
          <table:table-cell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IN M 5</text:p>
          </table:table-cell>
          <table:table-cell table:content-validation-name="val1"/>
          <table:table-cell/>
          <table:table-cell office:value-type="float" office:value="42001134" calcext:value-type="float">
            <text:p>42001134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M 5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ust Media Center</text:p>
          </table:table-cell>
          <table:table-cell table:content-validation-name="val1"/>
          <table:table-cell/>
          <table:table-cell office:value-type="float" office:value="42001129" calcext:value-type="float">
            <text:p>42001129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Media Center</text:p>
          </table:table-cell>
          <table:table-cell office:value-type="string" calcext:value-type="string">
            <text:p>Trust Media Cen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75" calcext:value-type="float">
            <text:p>42001175</text:p>
          </table:table-cell>
          <table:table-cell table:number-columns-repeated="5"/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80" calcext:value-type="float">
            <text:p>42001180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3" calcext:value-type="float">
            <text:p>42001143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6" calcext:value-type="float">
            <text:p>42001146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n Canola 1200</text:p>
          </table:table-cell>
          <table:table-cell table:content-validation-name="val1"/>
          <table:table-cell/>
          <table:table-cell office:value-type="float" office:value="42001144" calcext:value-type="float">
            <text:p>42001144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nola 120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bit Z-STAR 433VLP</text:p>
          </table:table-cell>
          <table:table-cell table:content-validation-name="val1"/>
          <table:table-cell/>
          <table:table-cell office:value-type="float" office:value="42001181" calcext:value-type="float">
            <text:p>42001181</text:p>
          </table:table-cell>
          <table:table-cell office:value-type="string" calcext:value-type="string">
            <text:p>Zenith Data Systems</text:p>
          </table:table-cell>
          <table:table-cell office:value-type="string" calcext:value-type="string">
            <text:p>Z-STAR 433VLP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ytek VigorSwitch P2260</text:p>
          </table:table-cell>
          <table:table-cell table:content-validation-name="val1"/>
          <table:table-cell/>
          <table:table-cell office:value-type="float" office:value="42001195" calcext:value-type="float">
            <text:p>42001195</text:p>
          </table:table-cell>
          <table:table-cell office:value-type="string" calcext:value-type="string">
            <text:p>Draytek</text:p>
          </table:table-cell>
          <table:table-cell office:value-type="string" calcext:value-type="string">
            <text:p>VigorSwitch P226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Swi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Keyboard</text:p>
          </table:table-cell>
          <table:table-cell table:content-validation-name="val1"/>
          <table:table-cell/>
          <table:table-cell office:value-type="float" office:value="42001174" calcext:value-type="float">
            <text:p>42001174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61" calcext:value-type="float">
            <text:p>42001161</text:p>
          </table:table-cell>
          <table:table-cell office:value-type="string" calcext:value-type="string">
            <text:p>Commodor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8" calcext:value-type="float">
            <text:p>42001158</text:p>
          </table:table-cell>
          <table:table-cell office:value-type="string" calcext:value-type="string">
            <text:p>Sharp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io fx-82MS</text:p>
          </table:table-cell>
          <table:table-cell table:content-validation-name="val1"/>
          <table:table-cell/>
          <table:table-cell office:value-type="float" office:value="42001159" calcext:value-type="float">
            <text:p>42001159</text:p>
          </table:table-cell>
          <table:table-cell office:value-type="string" calcext:value-type="string">
            <text:p>Casio</text:p>
          </table:table-cell>
          <table:table-cell office:value-type="string" calcext:value-type="string">
            <text:p>fx-82MS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9" calcext:value-type="float">
            <text:p>42001149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T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stra Traptest VKP 20</text:p>
          </table:table-cell>
          <table:table-cell table:content-validation-name="val1"/>
          <table:table-cell/>
          <table:table-cell office:value-type="float" office:value="42001156" calcext:value-type="float">
            <text:p>42001156</text:p>
          </table:table-cell>
          <table:table-cell office:value-type="string" calcext:value-type="string">
            <text:p>Gestra</text:p>
          </table:table-cell>
          <table:table-cell office:value-type="string" calcext:value-type="string">
            <text:p>Traptest VKP 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0" calcext:value-type="float">
            <text:p>42001150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Datalogger</text:p>
          </table:table-cell>
          <table:table-cell office:value-type="string" calcext:value-type="string">
            <text:p>Mechani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Carcas (1)</text:p>
          </table:table-cell>
          <table:table-cell table:content-validation-name="val1"/>
          <table:table-cell/>
          <table:table-cell office:value-type="float" office:value="42001152" calcext:value-type="float">
            <text:p>4200115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Carcas (2)</text:p>
          </table:table-cell>
          <table:table-cell table:content-validation-name="val1"/>
          <table:table-cell/>
          <table:table-cell office:value-type="float" office:value="42001182" calcext:value-type="float">
            <text:p>4200118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293" calcext:value-type="float">
            <text:p>42001293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Floppy Drive</text:p>
          </table:table-cell>
          <table:table-cell office:value-type="string" calcext:value-type="string">
            <text:p>8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sa</text:p>
          </table:table-cell>
          <table:table-cell table:content-validation-name="val1"/>
          <table:table-cell/>
          <table:table-cell office:value-type="float" office:value="42001271" calcext:value-type="float">
            <text:p>42001271</text:p>
          </table:table-cell>
          <table:table-cell office:value-type="string" calcext:value-type="string">
            <text:p>Precisa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226" calcext:value-type="float">
            <text:p>42001226</text:p>
          </table:table-cell>
          <table:table-cell office:value-type="string" calcext:value-type="string">
            <text:p>Allied Telesyn Internationl</text:p>
          </table:table-cell>
          <table:table-cell office:value-type="string" calcext:value-type="string">
            <text:p>AT-FS716</text:p>
          </table:table-cell>
          <table:table-cell/>
          <table:table-cell office:value-type="string" calcext:value-type="string">
            <text:p>LOL74037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ast Ethern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 Unicard punch cards</text:p>
          </table:table-cell>
          <table:table-cell table:content-validation-name="val1"/>
          <table:table-cell/>
          <table:table-cell office:value-type="float" office:value="42001236" calcext:value-type="float">
            <text:p>42001236</text:p>
          </table:table-cell>
          <table:table-cell office:value-type="string" calcext:value-type="string">
            <text:p>Unic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-wrapped ding</text:p>
          </table:table-cell>
          <table:table-cell table:content-validation-name="val1"/>
          <table:table-cell/>
          <table:table-cell office:value-type="float" office:value="42001249" calcext:value-type="float">
            <text:p>42001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e drives in tower</text:p>
          </table:table-cell>
          <table:table-cell table:content-validation-name="val1"/>
          <table:table-cell/>
          <table:table-cell office:value-type="float" office:value="42001276" calcext:value-type="float">
            <text:p>42001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former</text:p>
          </table:table-cell>
          <table:table-cell table:content-validation-name="val1"/>
          <table:table-cell/>
          <table:table-cell office:value-type="float" office:value="42001277" calcext:value-type="float">
            <text:p>42001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os met iets</text:p>
          </table:table-cell>
          <table:table-cell table:content-validation-name="val1"/>
          <table:table-cell/>
          <table:table-cell office:value-type="float" office:value="42001422" calcext:value-type="float">
            <text:p>42001422</text:p>
          </table:table-cell>
          <table:table-cell table:number-columns-repeated="1019"/>
        </table:table-row>
        <table:table-row table:style-name="ro1" table:number-rows-repeated="908">
          <table:table-cell/>
          <table:table-cell table:content-validation-name="val1"/>
          <table:table-cell table:number-columns-repeated="1021"/>
        </table:table-row>
        <table:table-row table:style-name="ro1" table:number-rows-repeated="104719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mlas" table:style-name="ta1">
        <office:forms form:automatic-focus="false" form:apply-design-mode="false"/>
        <table:table-column table:style-name="co27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Contents</text:p>
          </table:table-cell>
        </table:table-row>
        <table:table-row table:style-name="ro1">
          <table:table-cell office:value-type="float" office:value="42001198" calcext:value-type="float">
            <text:p>42001198</text:p>
          </table:table-cell>
          <table:table-cell/>
          <table:table-cell office:value-type="string" calcext:value-type="string">
            <text:p>Software, diversen</text:p>
          </table:table-cell>
        </table:table-row>
        <table:table-row table:style-name="ro1">
          <table:table-cell office:value-type="float" office:value="42001162" calcext:value-type="float">
            <text:p>42001162</text:p>
          </table:table-cell>
          <table:table-cell/>
          <table:table-cell office:value-type="string" calcext:value-type="string">
            <text:p>Scanstraat</text:p>
          </table:table-cell>
        </table:table-row>
        <table:table-row table:style-name="ro1">
          <table:table-cell office:value-type="float" office:value="42001163" calcext:value-type="float">
            <text:p>42001163</text:p>
          </table:table-cell>
          <table:table-cell/>
          <table:table-cell office:value-type="string" calcext:value-type="string">
            <text:p>Losse PCB’s (Apple?)</text:p>
          </table:table-cell>
        </table:table-row>
        <table:table-row table:style-name="ro1">
          <table:table-cell office:value-type="float" office:value="42001164" calcext:value-type="float">
            <text:p>42001164</text:p>
          </table:table-cell>
          <table:table-cell/>
          <table:table-cell office:value-type="string" calcext:value-type="string">
            <text:p>Diversen (waaronder invidueel gelabelde objecten)</text:p>
          </table:table-cell>
        </table:table-row>
        <table:table-row table:style-name="ro1">
          <table:table-cell office:value-type="float" office:value="42001165" calcext:value-type="float">
            <text:p>42001165</text:p>
          </table:table-cell>
          <table:table-cell/>
          <table:table-cell office:value-type="string" calcext:value-type="string">
            <text:p>Diversen (CP/M manual, apple speakers, WRT54G, etc…)</text:p>
          </table:table-cell>
        </table:table-row>
        <table:table-row table:style-name="ro1">
          <table:table-cell office:value-type="float" office:value="42001166" calcext:value-type="float">
            <text:p>42001166</text:p>
          </table:table-cell>
          <table:table-cell/>
          <table:table-cell office:value-type="string" calcext:value-type="string">
            <text:p>Diversen (Osborne floppies, floppies, keyboards, …)</text:p>
          </table:table-cell>
        </table:table-row>
        <table:table-row table:style-name="ro1">
          <table:table-cell office:value-type="float" office:value="42001167" calcext:value-type="float">
            <text:p>42001167</text:p>
          </table:table-cell>
          <table:table-cell/>
          <table:table-cell office:value-type="string" calcext:value-type="string">
            <text:p>Diversen (moederboard, digital pdp11 docs, …)</text:p>
          </table:table-cell>
        </table:table-row>
        <table:table-row table:style-name="ro1">
          <table:table-cell office:value-type="float" office:value="42001184" calcext:value-type="float">
            <text:p>42001184</text:p>
          </table:table-cell>
          <table:table-cell/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85" calcext:value-type="float">
            <text:p>42001185</text:p>
          </table:table-cell>
          <table:table-cell/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73" calcext:value-type="float">
            <text:p>42001173</text:p>
          </table:table-cell>
          <table:table-cell/>
          <table:table-cell office:value-type="string" calcext:value-type="string">
            <text:p>ZX Spectrum, calculators</text:p>
          </table:table-cell>
        </table:table-row>
        <table:table-row table:style-name="ro1">
          <table:table-cell office:value-type="float" office:value="42001160" calcext:value-type="float">
            <text:p>42001160</text:p>
          </table:table-cell>
          <table:table-cell/>
          <table:table-cell office:value-type="string" calcext:value-type="string">
            <text:p>Oric-1</text:p>
          </table:table-cell>
        </table:table-row>
        <table:table-row table:style-name="ro1">
          <table:table-cell office:value-type="float" office:value="42001147" calcext:value-type="float">
            <text:p>42001147</text:p>
          </table:table-cell>
          <table:table-cell/>
          <table:table-cell office:value-type="string" calcext:value-type="string">
            <text:p>Diversen (ISA kaarten, grijs ding)</text:p>
          </table:table-cell>
        </table:table-row>
        <table:table-row table:style-name="ro1">
          <table:table-cell office:value-type="float" office:value="42001142" calcext:value-type="float">
            <text:p>42001142</text:p>
          </table:table-cell>
          <table:table-cell/>
          <table:table-cell office:value-type="string" calcext:value-type="string">
            <text:p>Igel</text:p>
          </table:table-cell>
        </table:table-row>
        <table:table-row table:style-name="ro1">
          <table:table-cell office:value-type="float" office:value="42001186" calcext:value-type="float">
            <text:p>42001186</text:p>
          </table:table-cell>
          <table:table-cell/>
          <table:table-cell office:value-type="string" calcext:value-type="string">
            <text:p>Apple Newton</text:p>
          </table:table-cell>
        </table:table-row>
        <table:table-row table:style-name="ro1">
          <table:table-cell office:value-type="float" office:value="42001183" calcext:value-type="float">
            <text:p>42001183</text:p>
          </table:table-cell>
          <table:table-cell/>
          <table:table-cell office:value-type="string" calcext:value-type="string">
            <text:p>HP 85 + HP 9916 spul</text:p>
          </table:table-cell>
        </table:table-row>
        <table:table-row table:style-name="ro1">
          <table:table-cell office:value-type="float" office:value="42001190" calcext:value-type="float">
            <text:p>42001190</text:p>
          </table:table-cell>
          <table:table-cell/>
          <table:table-cell office:value-type="string" calcext:value-type="string">
            <text:p>Vitrine spul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/>
          <table:table-cell office:value-type="string" calcext:value-type="string">
            <text:p>Expo spul, EOS 30D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/>
          <table:table-cell office:value-type="string" calcext:value-type="string">
            <text:p>Vitrine spul, minitel terminal</text:p>
          </table:table-cell>
        </table:table-row>
        <table:table-row table:style-name="ro1">
          <table:table-cell office:value-type="float" office:value="42001140" calcext:value-type="float">
            <text:p>42001140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/>
          <table:table-cell office:value-type="string" calcext:value-type="string">
            <text:p>Floppies (8”, 5.25”, 3.5”)</text:p>
          </table:table-cell>
        </table:table-row>
        <table:table-row table:style-name="ro1">
          <table:table-cell office:value-type="float" office:value="42001191" calcext:value-type="float">
            <text:p>42001191</text:p>
          </table:table-cell>
          <table:table-cell/>
          <table:table-cell office:value-type="string" calcext:value-type="string">
            <text:p>Klein expo spul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/>
          <table:table-cell office:value-type="string" calcext:value-type="string">
            <text:p>Grid PC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/>
          <table:table-cell office:value-type="string" calcext:value-type="string">
            <text:p>Software jaren 90 cd &amp; floppy</text:p>
          </table:table-cell>
        </table:table-row>
        <table:table-row table:style-name="ro1">
          <table:table-cell office:value-type="float" office:value="42001168" calcext:value-type="float">
            <text:p>42001168</text:p>
          </table:table-cell>
          <table:table-cell/>
          <table:table-cell office:value-type="string" calcext:value-type="string">
            <text:p>IBM System 6 word processor floppies en documentatie</text:p>
          </table:table-cell>
        </table:table-row>
        <table:table-row table:style-name="ro1">
          <table:table-cell office:value-type="float" office:value="42001169" calcext:value-type="float">
            <text:p>42001169</text:p>
          </table:table-cell>
          <table:table-cell/>
          <table:table-cell office:value-type="string" calcext:value-type="string">
            <text:p>A001 – PCB’s in ESD bags</text:p>
          </table:table-cell>
        </table:table-row>
        <table:table-row table:style-name="ro1">
          <table:table-cell office:value-type="float" office:value="42001141" calcext:value-type="float">
            <text:p>42001141</text:p>
          </table:table-cell>
          <table:table-cell/>
          <table:table-cell office:value-type="string" calcext:value-type="string">
            <text:p>Diversen (HP Series 80?)</text:p>
          </table:table-cell>
        </table:table-row>
        <table:table-row table:style-name="ro1">
          <table:table-cell office:value-type="float" office:value="42001178" calcext:value-type="float">
            <text:p>42001178</text:p>
          </table:table-cell>
          <table:table-cell/>
          <table:table-cell office:value-type="string" calcext:value-type="string">
            <text:p>HP Series 80 documentatie en thermal printer paper</text:p>
          </table:table-cell>
        </table:table-row>
        <table:table-row table:style-name="ro1">
          <table:table-cell office:value-type="float" office:value="42001170" calcext:value-type="float">
            <text:p>42001170</text:p>
          </table:table-cell>
          <table:table-cell/>
          <table:table-cell office:value-type="string" calcext:value-type="string">
            <text:p>IBM 5160 PC XT, 5271 3270 PC (parts)</text:p>
          </table:table-cell>
        </table:table-row>
        <table:table-row table:style-name="ro1">
          <table:table-cell office:value-type="float" office:value="42001179" calcext:value-type="float">
            <text:p>42001179</text:p>
          </table:table-cell>
          <table:table-cell/>
          <table:table-cell office:value-type="string" calcext:value-type="string">
            <text:p>Digital PC238-AB DECmate III (parts)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/>
          <table:table-cell office:value-type="string" calcext:value-type="string">
            <text:p>Apple 42001109, 8” floppies, 3.5” floppy bakken (leeg)</text:p>
          </table:table-cell>
        </table:table-row>
        <table:table-row table:style-name="ro1">
          <table:table-cell office:value-type="float" office:value="42001148" calcext:value-type="float">
            <text:p>42001148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94" calcext:value-type="float">
            <text:p>42001294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/>
          <table:table-cell office:value-type="string" calcext:value-type="string">
            <text:p>Floppy emulator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6" calcext:value-type="float">
            <text:p>42001286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0" calcext:value-type="float">
            <text:p>42001280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1" calcext:value-type="float">
            <text:p>42001281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5" calcext:value-type="float">
            <text:p>42001285</text:p>
          </table:table-cell>
          <table:table-cell/>
          <table:table-cell office:value-type="string" calcext:value-type="string">
            <text:p>Diversen (oa Sony video ding)</text:p>
          </table:table-cell>
        </table:table-row>
        <table:table-row table:style-name="ro1">
          <table:table-cell office:value-type="float" office:value="42001284" calcext:value-type="float">
            <text:p>42001284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73" calcext:value-type="float">
            <text:p>42001273</text:p>
          </table:table-cell>
          <table:table-cell/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23" calcext:value-type="float">
            <text:p>42001223</text:p>
          </table:table-cell>
          <table:table-cell/>
          <table:table-cell office:value-type="string" calcext:value-type="string">
            <text:p>Diversen kabels</text:p>
          </table:table-cell>
        </table:table-row>
        <table:table-row table:style-name="ro1">
          <table:table-cell office:value-type="float" office:value="42001242" calcext:value-type="float">
            <text:p>42001242</text:p>
          </table:table-cell>
          <table:table-cell/>
          <table:table-cell office:value-type="string" calcext:value-type="string">
            <text:p>Kabels, apparatuur</text:p>
          </table:table-cell>
        </table:table-row>
        <table:table-row table:style-name="ro1">
          <table:table-cell office:value-type="float" office:value="42001244" calcext:value-type="float">
            <text:p>42001244</text:p>
          </table:table-cell>
          <table:table-cell/>
          <table:table-cell office:value-type="string" calcext:value-type="string">
            <text:p>Kabels</text:p>
          </table:table-cell>
        </table:table-row>
        <table:table-row table:style-name="ro1">
          <table:table-cell office:value-type="float" office:value="42001243" calcext:value-type="float">
            <text:p>42001243</text:p>
          </table:table-cell>
          <table:table-cell/>
          <table:table-cell office:value-type="string" calcext:value-type="string">
            <text:p>Speakers, keyboard, apparaat</text:p>
          </table:table-cell>
        </table:table-row>
        <table:table-row table:style-name="ro1">
          <table:table-cell office:value-type="float" office:value="42001227" calcext:value-type="float">
            <text:p>42001227</text:p>
          </table:table-cell>
          <table:table-cell/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24" calcext:value-type="float">
            <text:p>42001224</text:p>
          </table:table-cell>
          <table:table-cell/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33" calcext:value-type="float">
            <text:p>42001233</text:p>
          </table:table-cell>
          <table:table-cell/>
          <table:table-cell office:value-type="string" calcext:value-type="string">
            <text:p>Kabels DEC</text:p>
          </table:table-cell>
        </table:table-row>
        <table:table-row table:style-name="ro1">
          <table:table-cell office:value-type="float" office:value="42001245" calcext:value-type="float">
            <text:p>42001245</text:p>
          </table:table-cell>
          <table:table-cell/>
          <table:table-cell office:value-type="string" calcext:value-type="string">
            <text:p>Keyboards (old skool)</text:p>
          </table:table-cell>
        </table:table-row>
        <table:table-row table:style-name="ro1">
          <table:table-cell office:value-type="float" office:value="42001229" calcext:value-type="float">
            <text:p>42001229</text:p>
          </table:table-cell>
          <table:table-cell/>
          <table:table-cell office:value-type="string" calcext:value-type="string">
            <text:p>PCB’s</text:p>
          </table:table-cell>
        </table:table-row>
        <table:table-row table:style-name="ro1">
          <table:table-cell office:value-type="float" office:value="42001234" calcext:value-type="float">
            <text:p>42001234</text:p>
          </table:table-cell>
          <table:table-cell/>
          <table:table-cell office:value-type="string" calcext:value-type="string">
            <text:p>PDP-11 parts</text:p>
          </table:table-cell>
        </table:table-row>
        <table:table-row table:style-name="ro1">
          <table:table-cell office:value-type="float" office:value="42001219" calcext:value-type="float">
            <text:p>42001219</text:p>
          </table:table-cell>
          <table:table-cell/>
          <table:table-cell office:value-type="string" calcext:value-type="string">
            <text:p>PCB’s</text:p>
          </table:table-cell>
        </table:table-row>
        <table:table-row table:style-name="ro1">
          <table:table-cell office:value-type="float" office:value="42001201" calcext:value-type="float">
            <text:p>42001201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sion HC??0</text:p>
          </table:table-cell>
        </table:table-row>
        <table:table-row table:style-name="ro1">
          <table:table-cell office:value-type="float" office:value="42001204" calcext:value-type="float">
            <text:p>42001204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gital DEC3000, M300X, gedemonteerd</text:p>
          </table:table-cell>
        </table:table-row>
        <table:table-row table:style-name="ro1">
          <table:table-cell office:value-type="float" office:value="42001211" calcext:value-type="float">
            <text:p>42001211</text:p>
          </table:table-cell>
          <table:table-cell office:value-type="string" calcext:value-type="string">
            <text:p>Small-hoog</text:p>
          </table:table-cell>
          <table:table-cell office:value-type="string" calcext:value-type="string">
            <text:p>HP serial interfaces, tapes</text:p>
          </table:table-cell>
        </table:table-row>
        <table:table-row table:style-name="ro1">
          <table:table-cell office:value-type="float" office:value="42001214" calcext:value-type="float">
            <text:p>42001214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Info displays, 7 stuks, DMM-106B-CF</text:p>
          </table:table-cell>
        </table:table-row>
        <table:table-row table:style-name="ro1">
          <table:table-cell office:value-type="float" office:value="42001215" calcext:value-type="float">
            <text:p>42001215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Losse PCB’s</text:p>
          </table:table-cell>
        </table:table-row>
        <table:table-row table:style-name="ro1">
          <table:table-cell office:value-type="float" office:value="42001216" calcext:value-type="float">
            <text:p>42001216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Floppies (5.25”, 3.5”)</text:p>
          </table:table-cell>
        </table:table-row>
        <table:table-row table:style-name="ro1">
          <table:table-cell office:value-type="float" office:value="42001217" calcext:value-type="float">
            <text:p>42001217</text:p>
          </table:table-cell>
          <table:table-cell office:value-type="string" calcext:value-type="string">
            <text:p>Small-hoog</text:p>
          </table:table-cell>
          <table:table-cell office:value-type="string" calcext:value-type="string">
            <text:p>Diversen (gloeilampen, flesjes, voeding, …)</text:p>
          </table:table-cell>
        </table:table-row>
        <table:table-row table:style-name="ro1">
          <table:table-cell office:value-type="float" office:value="42001218" calcext:value-type="float">
            <text:p>42001218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ower sockets</text:p>
          </table:table-cell>
        </table:table-row>
        <table:table-row table:style-name="ro1"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ATA disks</text:p>
          </table:table-cell>
        </table:table-row>
        <table:table-row table:style-name="ro1">
          <table:table-cell office:value-type="float" office:value="42001222" calcext:value-type="float">
            <text:p>4200122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Kabel</text:p>
          </table:table-cell>
        </table:table-row>
        <table:table-row table:style-name="ro1">
          <table:table-cell office:value-type="float" office:value="42001225" calcext:value-type="float">
            <text:p>42001225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Ribbon cables</text:p>
          </table:table-cell>
        </table:table-row>
        <table:table-row table:style-name="ro1">
          <table:table-cell office:value-type="float" office:value="42001228" calcext:value-type="float">
            <text:p>42001228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Flopp drives (3.5”), HD</text:p>
          </table:table-cell>
        </table:table-row>
        <table:table-row table:style-name="ro1">
          <table:table-cell office:value-type="float" office:value="42001229" calcext:value-type="float">
            <text:p>4200122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Joysticks</text:p>
          </table:table-cell>
        </table:table-row>
        <table:table-row table:style-name="ro1">
          <table:table-cell office:value-type="float" office:value="42001230" calcext:value-type="float">
            <text:p>42001230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ompaq SLT/286 toebehoren</text:p>
          </table:table-cell>
        </table:table-row>
        <table:table-row table:style-name="ro1">
          <table:table-cell office:value-type="float" office:value="42001231" calcext:value-type="float">
            <text:p>42001231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Rollen papier, stof, labels</text:p>
          </table:table-cell>
        </table:table-row>
        <table:table-row table:style-name="ro1">
          <table:table-cell office:value-type="float" office:value="42001232" calcext:value-type="float">
            <text:p>4200123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Fujitsu Lifebook S series</text:p>
          </table:table-cell>
        </table:table-row>
        <table:table-row table:style-name="ro1">
          <table:table-cell office:value-type="float" office:value="42001235" calcext:value-type="float">
            <text:p>42001235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Keyboards en diversen</text:p>
          </table:table-cell>
        </table:table-row>
        <table:table-row table:style-name="ro1">
          <table:table-cell office:value-type="float" office:value="42001237" calcext:value-type="float">
            <text:p>42001237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Sub-D connectors</text:p>
          </table:table-cell>
        </table:table-row>
        <table:table-row table:style-name="ro1">
          <table:table-cell office:value-type="float" office:value="42001238" calcext:value-type="float">
            <text:p>42001238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Tulip 4PB368SL</text:p>
          </table:table-cell>
        </table:table-row>
        <table:table-row table:style-name="ro1">
          <table:table-cell office:value-type="float" office:value="42001239" calcext:value-type="float">
            <text:p>4200123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Punchtape</text:p>
          </table:table-cell>
        </table:table-row>
        <table:table-row table:style-name="ro1">
          <table:table-cell office:value-type="float" office:value="42001240" calcext:value-type="float">
            <text:p>42001240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Gesloopt iets</text:p>
          </table:table-cell>
        </table:table-row>
        <table:table-row table:style-name="ro1">
          <table:table-cell office:value-type="float" office:value="42001241" calcext:value-type="float">
            <text:p>42001241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Ethernet connectors</text:p>
          </table:table-cell>
        </table:table-row>
        <table:table-row table:style-name="ro1">
          <table:table-cell office:value-type="float" office:value="42001250" calcext:value-type="float">
            <text:p>4200125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Media (cd’s etc)</text:p>
          </table:table-cell>
        </table:table-row>
        <table:table-row table:style-name="ro1">
          <table:table-cell office:value-type="float" office:value="42001282" calcext:value-type="float">
            <text:p>4200128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Digital LA12 Correspondent parts</text:p>
          </table:table-cell>
        </table:table-row>
        <table:table-row table:style-name="ro1">
          <table:table-cell office:value-type="float" office:value="42001361" calcext:value-type="float">
            <text:p>4200136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livetti M21 (dismembered)</text:p>
          </table:table-cell>
        </table:table-row>
        <table:table-row table:style-name="ro1">
          <table:table-cell office:value-type="float" office:value="42001289" calcext:value-type="float">
            <text:p>42001289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Scanner en meuk</text:p>
          </table:table-cell>
        </table:table-row>
        <table:table-row table:style-name="ro1">
          <table:table-cell office:value-type="float" office:value="42001355" calcext:value-type="float">
            <text:p>42001355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onnectors (gender changers)</text:p>
          </table:table-cell>
        </table:table-row>
        <table:table-row table:style-name="ro1">
          <table:table-cell office:value-type="float" office:value="42001356" calcext:value-type="float">
            <text:p>42001356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POTS spul</text:p>
          </table:table-cell>
        </table:table-row>
        <table:table-row table:style-name="ro1">
          <table:table-cell office:value-type="float" office:value="42001357" calcext:value-type="float">
            <text:p>42001357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Digital spul</text:p>
          </table:table-cell>
        </table:table-row>
        <table:table-row table:style-name="ro1">
          <table:table-cell office:value-type="float" office:value="42001358" calcext:value-type="float">
            <text:p>42001358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nderdelen</text:p>
          </table:table-cell>
        </table:table-row>
        <table:table-row table:style-name="ro1">
          <table:table-cell office:value-type="float" office:value="42001359" calcext:value-type="float">
            <text:p>4200135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Digital PC500 VAXmate parts</text:p>
          </table:table-cell>
        </table:table-row>
        <table:table-row table:style-name="ro1">
          <table:table-cell office:value-type="float" office:value="42001360" calcext:value-type="float">
            <text:p>4200136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Acorn BBC B (2 maal?)</text:p>
          </table:table-cell>
        </table:table-row>
        <table:table-row table:style-name="ro1">
          <table:table-cell office:value-type="float" office:value="42001362" calcext:value-type="float">
            <text:p>42001362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gital VXT 2000 parts</text:p>
          </table:table-cell>
        </table:table-row>
        <table:table-row table:style-name="ro1">
          <table:table-cell office:value-type="float" office:value="42001371" calcext:value-type="float">
            <text:p>42001371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Toshiba T1200 voeding</text:p>
          </table:table-cell>
        </table:table-row>
        <table:table-row table:style-name="ro1">
          <table:table-cell office:value-type="float" office:value="42001399" calcext:value-type="float">
            <text:p>42001399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Tape reel / cable</text:p>
          </table:table-cell>
        </table:table-row>
        <table:table-row table:style-name="ro1">
          <table:table-cell office:value-type="float" office:value="42001402" calcext:value-type="float">
            <text:p>42001402</text:p>
          </table:table-cell>
          <table:table-cell/>
          <table:table-cell office:value-type="string" calcext:value-type="string">
            <text:p>Ribbon cables Terak 8510/a System</text:p>
          </table:table-cell>
        </table:table-row>
        <table:table-row table:style-name="ro1">
          <table:table-cell office:value-type="float" office:value="42001418" calcext:value-type="float">
            <text:p>42001418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Netwerk meuk</text:p>
          </table:table-cell>
        </table:table-row>
        <table:table-row table:style-name="ro1">
          <table:table-cell office:value-type="float" office:value="42001419" calcext:value-type="float">
            <text:p>42001419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d/hdd drives</text:p>
          </table:table-cell>
        </table:table-row>
        <table:table-row table:style-name="ro1">
          <table:table-cell office:value-type="float" office:value="42001420" calcext:value-type="float">
            <text:p>4200142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Keyboards</text:p>
          </table:table-cell>
        </table:table-row>
        <table:table-row table:style-name="ro1">
          <table:table-cell office:value-type="float" office:value="42001421" calcext:value-type="float">
            <text:p>4200142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gital MicroVAX 2000 parts</text:p>
          </table:table-cell>
        </table:table-row>
        <table:table-row table:style-name="ro1">
          <table:table-cell office:value-type="float" office:value="42001423" calcext:value-type="float">
            <text:p>42001423</text:p>
          </table:table-cell>
          <table:table-cell office:value-type="string" calcext:value-type="string">
            <text:p>55l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424" calcext:value-type="float">
            <text:p>42001424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onnectors</text:p>
          </table:table-cell>
        </table:table-row>
        <table:table-row table:style-name="ro1">
          <table:table-cell office:value-type="float" office:value="42001425" calcext:value-type="float">
            <text:p>42001425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Ethernet transcreivers</text:p>
          </table:table-cell>
        </table:table-row>
        <table:table-row table:style-name="ro1">
          <table:table-cell office:value-type="float" office:value="42001426" calcext:value-type="float">
            <text:p>42001426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HP Series 100 portable, 2x, docs</text:p>
          </table:table-cell>
        </table:table-row>
        <table:table-row table:style-name="ro1">
          <table:table-cell office:value-type="float" office:value="42001427" calcext:value-type="float">
            <text:p>42001427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Compaq spul</text:p>
          </table:table-cell>
        </table:table-row>
        <table:table-row table:style-name="ro1">
          <table:table-cell office:value-type="float" office:value="42001428" calcext:value-type="float">
            <text:p>42001428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Toshiba Libretto 30</text:p>
          </table:table-cell>
        </table:table-row>
        <table:table-row table:style-name="ro1">
          <table:table-cell office:value-type="float" office:value="42001429" calcext:value-type="float">
            <text:p>42001429</text:p>
          </table:table-cell>
          <table:table-cell/>
          <table:table-cell office:value-type="string" calcext:value-type="string">
            <text:p>Serial cable</text:p>
          </table:table-cell>
        </table:table-row>
        <table:table-row table:style-name="ro1">
          <table:table-cell office:value-type="float" office:value="42001430" calcext:value-type="float">
            <text:p>42001430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Ribbon cables</text:p>
          </table:table-cell>
        </table:table-row>
        <table:table-row table:style-name="ro1">
          <table:table-cell office:value-type="float" office:value="42001431" calcext:value-type="float">
            <text:p>42001431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Ribbon cables</text:p>
          </table:table-cell>
        </table:table-row>
        <table:table-row table:style-name="ro1">
          <table:table-cell office:value-type="float" office:value="42001432" calcext:value-type="float">
            <text:p>42001432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Ethernet adapters (pci/isa/..)</text:p>
          </table:table-cell>
        </table:table-row>
        <table:table-row table:style-name="ro1">
          <table:table-cell office:value-type="float" office:value="42001433" calcext:value-type="float">
            <text:p>42001433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ards</text:p>
          </table:table-cell>
        </table:table-row>
        <table:table-row table:style-name="ro1">
          <table:table-cell office:value-type="float" office:value="42001434" calcext:value-type="float">
            <text:p>42001434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Dingen</text:p>
          </table:table-cell>
        </table:table-row>
        <table:table-row table:style-name="ro1">
          <table:table-cell office:value-type="float" office:value="42001435" calcext:value-type="float">
            <text:p>42001435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onverters DB9/DB25/RJ45</text:p>
          </table:table-cell>
        </table:table-row>
        <table:table-row table:style-name="ro1">
          <table:table-cell office:value-type="float" office:value="42001436" calcext:value-type="float">
            <text:p>42001436</text:p>
          </table:table-cell>
          <table:table-cell/>
          <table:table-cell office:value-type="string" calcext:value-type="string">
            <text:p>Serial converters</text:p>
          </table:table-cell>
        </table:table-row>
        <table:table-row table:style-name="ro1">
          <table:table-cell office:value-type="float" office:value="42001437" calcext:value-type="float">
            <text:p>42001437</text:p>
          </table:table-cell>
          <table:table-cell/>
          <table:table-cell office:value-type="string" calcext:value-type="string">
            <text:p>SCSI/DSSI converters</text:p>
          </table:table-cell>
        </table:table-row>
        <table:table-row table:style-name="ro1">
          <table:table-cell office:value-type="float" office:value="42001438" calcext:value-type="float">
            <text:p>42001438</text:p>
          </table:table-cell>
          <table:table-cell/>
          <table:table-cell office:value-type="string" calcext:value-type="string">
            <text:p>DVD drives</text:p>
          </table:table-cell>
        </table:table-row>
        <table:table-row table:style-name="ro1">
          <table:table-cell office:value-type="float" office:value="42001439" calcext:value-type="float">
            <text:p>42001439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PTT Telecom Videotex terminal (gesloopt)</text:p>
          </table:table-cell>
        </table:table-row>
        <table:table-row table:style-name="ro1">
          <table:table-cell office:value-type="float" office:value="42001440" calcext:value-type="float">
            <text:p>42001440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Keyboards</text:p>
          </table:table-cell>
        </table:table-row>
        <table:table-row table:style-name="ro1">
          <table:table-cell office:value-type="float" office:value="42001441" calcext:value-type="float">
            <text:p>4200144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442" calcext:value-type="float">
            <text:p>42001442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Rotring plotter</text:p>
          </table:table-cell>
        </table:table-row>
        <table:table-row table:style-name="ro1">
          <table:table-cell office:value-type="float" office:value="42001443" calcext:value-type="float">
            <text:p>42001443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2 laptops</text:p>
          </table:table-cell>
        </table:table-row>
        <table:table-row table:style-name="ro1">
          <table:table-cell office:value-type="float" office:value="42001444" calcext:value-type="float">
            <text:p>42001444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Calculator</text:p>
          </table:table-cell>
        </table:table-row>
        <table:table-row table:style-name="ro1">
          <table:table-cell office:value-type="float" office:value="42001445" calcext:value-type="float">
            <text:p>42001445</text:p>
          </table:table-cell>
          <table:table-cell/>
          <table:table-cell office:value-type="string" calcext:value-type="string">
            <text:p>USB cables</text:p>
          </table:table-cell>
        </table:table-row>
        <table:table-row table:style-name="ro1">
          <table:table-cell office:value-type="float" office:value="42001446" calcext:value-type="float">
            <text:p>42001446</text:p>
          </table:table-cell>
          <table:table-cell/>
          <table:table-cell office:value-type="string" calcext:value-type="string">
            <text:p>Cables</text:p>
          </table:table-cell>
        </table:table-row>
        <table:table-row table:style-name="ro1">
          <table:table-cell office:value-type="float" office:value="42001447" calcext:value-type="float">
            <text:p>42001447</text:p>
          </table:table-cell>
          <table:table-cell office:value-type="string" calcext:value-type="string">
            <text:p>75l</text:p>
          </table:table-cell>
          <table:table-cell office:value-type="string" calcext:value-type="string">
            <text:p>KVM’s</text:p>
          </table:table-cell>
        </table:table-row>
        <table:table-row table:style-name="ro1">
          <table:table-cell office:value-type="float" office:value="42001449" calcext:value-type="float">
            <text:p>42001449</text:p>
          </table:table-cell>
          <table:table-cell office:value-type="string" calcext:value-type="string">
            <text:p>11l</text:p>
          </table:table-cell>
          <table:table-cell office:value-type="string" calcext:value-type="string">
            <text:p>Cables</text:p>
          </table:table-cell>
        </table:table-row>
        <table:table-row table:style-name="ro1">
          <table:table-cell office:value-type="float" office:value="42001461" calcext:value-type="float">
            <text:p>4200146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sborne 1/1a gesloopt</text:p>
          </table:table-cell>
        </table:table-row>
        <table:table-row table:style-name="ro1">
          <table:table-cell office:value-type="float" office:value="42001469" calcext:value-type="float">
            <text:p>42001469</text:p>
          </table:table-cell>
          <table:table-cell office:value-type="string" calcext:value-type="string">
            <text:p>22l</text:p>
          </table:table-cell>
          <table:table-cell office:value-type="string" calcext:value-type="string">
            <text:p>PCMCIA dingen</text:p>
          </table:table-cell>
        </table:table-row>
        <table:table-row table:style-name="ro1">
          <table:table-cell office:value-type="float" office:value="42001491" calcext:value-type="float">
            <text:p>42001491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sborne 1/1a gesloopt</text:p>
          </table:table-cell>
        </table:table-row>
        <table:table-row table:style-name="ro1">
          <table:table-cell office:value-type="float" office:value="42001492" calcext:value-type="float">
            <text:p>42001492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Floppies (5.25”, 3.5”)</text:p>
          </table:table-cell>
        </table:table-row>
        <table:table-row table:style-name="ro1">
          <table:table-cell office:value-type="float" office:value="42001493" calcext:value-type="float">
            <text:p>42001493</text:p>
          </table:table-cell>
          <table:table-cell office:value-type="string" calcext:value-type="string">
            <text:p>45l</text:p>
          </table:table-cell>
          <table:table-cell office:value-type="string" calcext:value-type="string">
            <text:p>Osborne 1/1a gesloopt</text:p>
          </table:table-cell>
        </table:table-row>
      </table:table>
      <table:table table:name="Bananendozen" table:style-name="ta1">
        <table:table-column table:style-name="co27" table:number-columns-repeated="2" table:default-cell-style-name="Default"/>
        <table:table-row table:style-name="ro1">
          <table:table-cell office:value-type="float" office:value="42001221" calcext:value-type="float">
            <text:p>42001221</text:p>
          </table:table-cell>
          <table:table-cell office:value-type="string" calcext:value-type="string">
            <text:p>Diversen (oa pcb met ringkerngeheugen)</text:p>
          </table:table-cell>
        </table:table-row>
        <table:table-row table:style-name="ro1">
          <table:table-cell office:value-type="float" office:value="42001484" calcext:value-type="float">
            <text:p>42001484</text:p>
          </table:table-cell>
          <table:table-cell office:value-type="string" calcext:value-type="string">
            <text:p>Antieke laptops, trs-80 model200</text:p>
          </table:table-cell>
        </table:table-row>
        <table:table-row table:style-name="ro1">
          <table:table-cell office:value-type="float" office:value="42001485" calcext:value-type="float">
            <text:p>42001485</text:p>
          </table:table-cell>
          <table:table-cell office:value-type="string" calcext:value-type="string">
            <text:p>Diversen apparatuur</text:p>
          </table:table-cell>
        </table:table-row>
        <table:table-row table:style-name="ro1">
          <table:table-cell office:value-type="float" office:value="42001483" calcext:value-type="float">
            <text:p>42001483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82" calcext:value-type="float">
            <text:p>42001482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80" calcext:value-type="float">
            <text:p>42001480</text:p>
          </table:table-cell>
          <table:table-cell office:value-type="string" calcext:value-type="string">
            <text:p>Documentatie, switch (42001195)</text:p>
          </table:table-cell>
        </table:table-row>
        <table:table-row table:style-name="ro1">
          <table:table-cell office:value-type="float" office:value="42001479" calcext:value-type="float">
            <text:p>42001479</text:p>
          </table:table-cell>
          <table:table-cell office:value-type="string" calcext:value-type="string">
            <text:p>Software (oa ms works, windows nt)</text:p>
          </table:table-cell>
        </table:table-row>
        <table:table-row table:style-name="ro1">
          <table:table-cell office:value-type="float" office:value="42001478" calcext:value-type="float">
            <text:p>42001478</text:p>
          </table:table-cell>
          <table:table-cell office:value-type="string" calcext:value-type="string">
            <text:p>Laptops, documentatie, speech synthesizer</text:p>
          </table:table-cell>
        </table:table-row>
        <table:table-row table:style-name="ro1">
          <table:table-cell office:value-type="float" office:value="42001213" calcext:value-type="float">
            <text:p>42001213</text:p>
          </table:table-cell>
          <table:table-cell office:value-type="string" calcext:value-type="string">
            <text:p>Documentatie, switch</text:p>
          </table:table-cell>
        </table:table-row>
        <table:table-row table:style-name="ro1">
          <table:table-cell office:value-type="float" office:value="42001210" calcext:value-type="float">
            <text:p>42001210</text:p>
          </table:table-cell>
          <table:table-cell office:value-type="string" calcext:value-type="string">
            <text:p>Documentatie (oa dataease, trs-80)</text:p>
          </table:table-cell>
        </table:table-row>
        <table:table-row table:style-name="ro1">
          <table:table-cell office:value-type="float" office:value="42001203" calcext:value-type="float">
            <text:p>42001203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477" calcext:value-type="float">
            <text:p>42001477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6" calcext:value-type="float">
            <text:p>42001476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5" calcext:value-type="float">
            <text:p>42001475</text:p>
          </table:table-cell>
          <table:table-cell office:value-type="string" calcext:value-type="string">
            <text:p>Nog te scannen documentatie</text:p>
          </table:table-cell>
        </table:table-row>
        <table:table-row table:style-name="ro1">
          <table:table-cell office:value-type="float" office:value="42001474" calcext:value-type="float">
            <text:p>42001474</text:p>
          </table:table-cell>
          <table:table-cell office:value-type="string" calcext:value-type="string">
            <text:p>Documentatie</text:p>
          </table:table-cell>
        </table:table-row>
        <table:table-row table:style-name="ro1">
          <table:table-cell office:value-type="float" office:value="42001466" calcext:value-type="float">
            <text:p>42001466</text:p>
          </table:table-cell>
          <table:table-cell office:value-type="string" calcext:value-type="string">
            <text:p>Documentatie</text:p>
          </table:table-cell>
        </table:table-row>
      </table:table>
      <table:table table:name="Max_fotos" table:style-name="ta1"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office:value-type="float" office:value="42001499" calcext:value-type="float">
            <text:p>420014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Objecten.A1:Objecten.Q445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-00-0000</text:date>, <text:time style:data-style-name="N2" text:time-value="17:07:26.975008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9T19:07:52.187648707</dc:date>
    <meta:editing-duration>PT6H37M28S</meta:editing-duration>
    <meta:editing-cycles>77</meta:editing-cycles>
    <dc:creator>Koen Martens</dc:creator>
    <meta:document-statistic meta:table-count="4" meta:cell-count="5745" meta:object-count="0"/>
  </office:meta>
</office:document-meta>
</file>